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pt" officeooo:rsid="0014e03a" officeooo:paragraph-rsid="0014e03a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5-20T01:08:33.303523244</dc:date>
    <meta:editing-duration>PT5M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f88f79086d18691a72ac668802d5bc5b5a88122</meta:generator>
  </office:meta>
</office:document-meta>
</file>